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591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" style:family="text">
      <style:text-properties fo:color="#7ed2ed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3" style:family="text">
      <style:text-properties fo:color="#7ed2ed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5" style:family="text">
      <style:text-properties fo:color="#d6a81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text-line-through-type="none" style:font-name="OpenSymbol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text-line-through-type="none" style:font-name="OpenSymbol1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style:style style:name="T8" style:family="text">
      <style:text-properties fo:color="#75ab2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style:style style:name="T9" style:family="text">
      <style:text-properties fo:color="#75ab24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style:style style:name="T11" style:family="text">
      <style:text-properties fo:color="#d684bf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style:style style:name="T12" style:family="text">
      <style:text-properties fo:color="#d684bf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Bitstream Vera Sans1" style:font-size-asian="18pt" style:font-style-asian="normal" style:font-weight-asian="normal" style:font-name-complex="Bitstream Vera Sans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3.671cm" svg:height="1.841cm" svg:x="8.882cm" svg:y="14.006cm">
            <draw:text-box>
              <text:p text:style-name="P1"><text:span text:style-name="T1"><text:tab/></text:span><text:span text:style-name="T2">2</text:span><text:span text:style-name="T3">a</text:span><text:span text:style-name="T4"><text:tab/></text:span><text:span text:style-name="T5">+ 3</text:span></text:p>
              <text:p text:style-name="P1"><text:span text:style-name="T6">×</text:span><text:span text:style-name="T7"><text:tab/></text:span><text:span text:style-name="T8">3</text:span><text:span text:style-name="T9">a</text:span><text:span text:style-name="T10"><text:tab/></text:span><text:span text:style-name="T11"> </text:span><text:span text:style-name="T12">– 4</text:span></text:p>
              <text:p text:style-name="P1"><text:span text:style-name="T4"/></text:p>
            </draw:text-box>
          </draw:frame>
          <draw:line draw:style-name="gr2" draw:text-style-name="P3" draw:layer="layout" svg:x1="8.75cm" svg:y1="15.269cm" svg:x2="12.198cm" svg:y2="15.26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7:03:49.064088355</meta:creation-date>
    <dc:date>2019-06-16T17:05:58.947809199</dc:date>
    <meta:editing-duration>PT2M9S</meta:editing-duration>
    <meta:editing-cycles>2</meta:editing-cycles>
    <meta:generator>LibreOffice/5.2.7.2$Linux_X86_64 LibreOffice_project/20m0$Build-2</meta:generator>
    <meta:document-statistic meta:object-count="3"/>
  </office:meta>
</office:document-meta>
</file>